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5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1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none"/>
      <style:text-properties fo:color="#6b0094"/>
    </style:style>
    <style:style style:name="ce24" style:family="table-cell" style:parent-style-name="Default">
      <style:table-cell-properties fo:border-bottom="0.06pt solid #000000" fo:border-left="none" fo:border-right="none" fo:border-top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3" table:number-rows-spanned="1">
            <text:p>Reprap Wilson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>
            <text:p>Unit system:</text:p>
          </table:table-cell>
          <table:table-cell table:style-name="ce14" office:value-type="string">
            <text:p>metric</text:p>
          </table:table-cell>
          <table:table-cell table:style-name="ce21" office:value-type="string" table:number-columns-spanned="3" table:number-rows-spanned="1">
            <text:p>← Enter “metric” or “sae” here first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>
            <text:p>Desired print width (X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depth (Y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height (Z):</text:p>
          </table:table-cell>
          <table:table-cell table:style-name="ce15" office:value-type="float" office:value="200">
            <text:p>20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>
          <table:table-cell table:style-name="ce6" office:value-type="string">
            <text:p>Item</text:p>
          </table:table-cell>
          <table:table-cell table:style-name="ce6" office:value-type="string">
            <text:p>Quantity</text:p>
          </table:table-cell>
          <table:table-cell table:style-name="ce22" office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7" office:value-type="string" table:number-columns-spanned="4" table:number-rows-spanned="1">
            <text:p>2020 Extrusions</text:p>
          </table:table-cell>
          <table:covered-table-cell table:number-columns-repeated="2" table:style-name="ce16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>
            <text:p>Vertical frame piece (sides)</text:p>
          </table:table-cell>
          <table:table-cell office:value-type="float" office:value="2">
            <text:p>2</text:p>
          </table:table-cell>
          <table:table-cell table:style-name="ce23" table:formula="of:=ROUND(IF([.B$3]=&quot;metric&quot;;170;170/25.4)+[.B6];1)" office:value-type="float" office:value="370">
            <text:p>37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Horizontal frame piece (top and bottom)</text:p>
          </table:table-cell>
          <table:table-cell table:style-name="ce18" office:value-type="float" office:value="2">
            <text:p>2</text:p>
          </table:table-cell>
          <table:table-cell table:style-name="ce24" table:formula="of:=ROUND(IF([.B$3]=&quot;metric&quot;;120;120/25.4)+[.B4];1)" office:value-type="float" office:value="330">
            <text:p>330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10" table:formula="of:=IF([.B$3]=&quot;metric&quot;;&quot;M8 Smooth Rods&quot;;&quot;5/16 in. Smooth Rods&quot;)" office:value-type="string" office:string-value="M8 Smooth Rods" table:number-columns-spanned="4" table:number-rows-spanned="1">
            <text:p>M8 Smooth Rods</text:p>
          </table:table-cell>
          <table:covered-table-cell table:style-name="ce19"/>
          <table:covered-table-cell table:style-name="ce16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>
            <text:p>X-Axis</text:p>
          </table:table-cell>
          <table:table-cell table:style-name="ce20" office:value-type="float" office:value="2">
            <text:p>2</text:p>
          </table:table-cell>
          <table:table-cell table:style-name="ce23" table:formula="of:=ROUND(IF([.B$3]=&quot;metric&quot;;170;170/25.4)+[.B4];1)" office:value-type="float" office:value="380">
            <text:p>38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8" office:value-type="string">
            <text:p>Y-Axis</text:p>
          </table:table-cell>
          <table:table-cell table:style-name="ce20" office:value-type="float" office:value="2">
            <text:p>2</text:p>
          </table:table-cell>
          <table:table-cell table:style-name="ce23" table:formula="of:=ROUND(IF([.B$3]=&quot;metric&quot;;170;170/25.4)+[.B5];1)" office:value-type="float" office:value="380">
            <text:p>38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Z-Axis</text:p>
          </table:table-cell>
          <table:table-cell table:style-name="ce18" office:value-type="float" office:value="2">
            <text:p>2</text:p>
          </table:table-cell>
          <table:table-cell table:style-name="ce24" table:formula="of:=ROUND(IF([.B$3]=&quot;metric&quot;;125;125/25.4)+[.B6];1)" office:value-type="float" office:value="325">
            <text:p>325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10" office:value-type="string" table:number-columns-spanned="4" table:number-rows-spanned="1">
            <text:p>Threaded Rods</text:p>
          </table:table-cell>
          <table:covered-table-cell table:style-name="ce19"/>
          <table:covered-table-cell table:number-columns-repeated="2" table:style-name="ce25"/>
          <table:table-cell table:number-columns-repeated="2"/>
        </table:table-row>
        <table:table-row table:style-name="ro2">
          <table:table-cell table:style-name="ce8" office:value-type="string">
            <text:p>M5 threaded rod for Z axis</text:p>
          </table:table-cell>
          <table:table-cell office:value-type="float" office:value="2">
            <text:p>2</text:p>
          </table:table-cell>
          <table:table-cell table:style-name="ce23" table:formula="of:=[.C15]-25" office:value-type="float" office:value="300">
            <text:p>30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M10 threaded rod for Y axis</text:p>
          </table:table-cell>
          <table:table-cell table:style-name="ce18" office:value-type="float" office:value="2">
            <text:p>2</text:p>
          </table:table-cell>
          <table:table-cell table:style-name="ce24" table:formula="of:=ROUND(IF([.B$3]=&quot;metric&quot;;195;195/25.4)+[.B5];1)" office:value-type="float" office:value="405">
            <text:p>405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11" office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Y axis GT2 timing belt (w=6mm)</text:p>
          </table:table-cell>
          <table:table-cell office:value-type="float" office:value="1">
            <text:p>1</text:p>
          </table:table-cell>
          <table:table-cell table:style-name="ce26" table:formula="of:=ROUND(IF([.B$3]=&quot;metric&quot;;[.B5]*2+400;[.B5]*2+400/25.4);1)" office:value-type="float" office:value="820">
            <text:p>820</text:p>
          </table:table-cell>
          <table:table-cell table:style-name="ce26" table:formula="of:=[.C5]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office:value-type="string">
            <text:p>X axis GT2 timing belt (w=6mm)</text:p>
          </table:table-cell>
          <table:table-cell office:value-type="float" office:value="1">
            <text:p>1</text:p>
          </table:table-cell>
          <table:table-cell table:style-name="ce26" table:formula="of:=ROUND(IF([.B$3]=&quot;metric&quot;;[.B4]*2+510;[.B4]*2+510/25.4);1)" office:value-type="float" office:value="930">
            <text:p>930</text:p>
          </table:table-cell>
          <table:table-cell table:style-name="ce26" table:formula="of:=[.C4]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office:value-type="string">
            <text:p>GT2 pulley</text:p>
          </table:table-cell>
          <table:table-cell office:value-type="float" office:value="2">
            <text:p>2</text:p>
          </table:table-cell>
          <table:table-cell table:style-name="ce27" office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2">
          <table:table-cell table:style-name="ce11" office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M10 nuts and washer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2">
          <table:table-cell office:value-type="string">
            <text:p>M5 x 8mm machine screw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2">
          <table:table-cell office:value-type="string">
            <text:p>M5 hex nu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M5 t slot nut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2">
          <table:table-cell office:value-type="string">
            <text:p>M4 x 20mm machine screw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M4 hex nut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M3 x 8mm machine screw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M3 x 10mm machine screw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2">
          <table:table-cell office:value-type="string">
            <text:p>M3 x 14mm machine screw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2">
          <table:table-cell office:value-type="string">
            <text:p>M3 x 30mm machine screw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M3 x 60mm machine screw</text:p>
          </table:table-cell>
          <table:table-cell office:value-type="float" office:value="2">
            <text:p>2</text:p>
          </table:table-cell>
          <table:table-cell office:value-type="string">
            <text:p>50mm?</text:p>
          </table:table-cell>
          <table:table-cell table:number-columns-repeated="3"/>
        </table:table-row>
        <table:table-row table:style-name="ro2">
          <table:table-cell office:value-type="string">
            <text:p>M3 hex nut</text:p>
          </table:table-cell>
          <table:table-cell office:value-type="string">
            <text:p>20?</text:p>
          </table:table-cell>
          <table:table-cell office:value-type="string">
            <text:p>This number is approximate</text:p>
          </table:table-cell>
          <table:table-cell table:number-columns-repeated="3"/>
        </table:table-row>
        <table:table-row table:style-name="ro2">
          <table:table-cell office:value-type="string">
            <text:p>M3 lock nut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M8 x 20mm smooth rod or grub screw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X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carriag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ear bracke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Frame brac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Idler bearing guide (pair)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12" office:value-type="string">
            <text:p>Electronics frame mount (for RAMP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Filament spool suppor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SMART display frame moun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3" office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NEMA17 Stepper motor</text:p>
          </table:table-cell>
          <table:table-cell office:value-type="float" office:value="5">
            <text:p>5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MDF board (6mm thick)</text:p>
          </table:table-cell>
          <table:table-cell office:value-type="float" office:value="1">
            <text:p>1</text:p>
          </table:table-cell>
          <table:table-cell table:style-name="ce28" table:formula="of:=IF([.B3]=&quot;metric&quot;;CONCATENATE(TEXT([.B4]+20;&quot;###&quot;);&quot;mm by &quot;;TEXT([.B5]+20;&quot;###&quot;);&quot;mm&quot;);&quot;&quot;)" office:value-type="string" office:string-value="230mm by 230mm" table:number-columns-spanned="3" table:number-rows-spanned="1">
            <text:p>230mm by 230mm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MK2 Heat bed</text:p>
          </table:table-cell>
          <table:table-cell office:value-type="float" office:value="1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Glass bed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3mm borosilicate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Controller (Mega/RAMPS, Rambo, etc)</text:p>
          </table:table-cell>
          <table:table-cell office:value-type="float" office:value="1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>
            <text:p>Endstop (limit) switch</text:p>
          </table:table-cell>
          <table:table-cell office:value-type="float" office:value="3">
            <text:p>3</text:p>
          </table:table-cell>
          <table:table-cell table:style-name="ce28" office:value-type="string" table:number-columns-spanned="3" table:number-rows-spanned="1">
            <text:p>6mm x 10mm x 20mm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LM8UU Linear bearing</text:p>
          </table:table-cell>
          <table:table-cell office:value-type="float" office:value="12">
            <text:p>12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608ZZ roller bearing</text:p>
          </table:table-cell>
          <table:table-cell office:value-type="float" office:value="4">
            <text:p>4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624 roller bearing</text:p>
          </table:table-cell>
          <table:table-cell office:value-type="float" office:value="2">
            <text:p>2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5mm to 5mm shaft couplers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3" table:number-rows-spanned="1">
            <text:p>Can also use vinyl tubing instead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40mm x 40mm x 10mm fan</text:p>
          </table:table-cell>
          <table:table-cell office:value-type="float" office:value="1">
            <text:p>1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80mm x 80mm fan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Miniature zip ties</text:p>
          </table:table-cell>
          <table:table-cell office:value-type="float" office:value="20">
            <text:p>20</text:p>
          </table:table-cell>
          <table:table-cell table:style-name="ce28" office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Extruder idler springs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3" table:number-rows-spanned="1">
            <text:p>High tension 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Bed leveling springs</text:p>
          </table:table-cell>
          <table:table-cell office:value-type="float" office:value="4">
            <text:p>4</text:p>
          </table:table-cell>
          <table:table-cell table:style-name="ce28" office:value-type="string" table:number-columns-spanned="3" table:number-rows-spanned="1">
            <text:p>Lower tension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Power Supply</text:p>
          </table:table-cell>
          <table:table-cell office:value-type="float" office:value="1">
            <text:p>1</text:p>
          </table:table-cell>
          <table:table-cell office:value-type="string">
            <text:p>Size appropriately for heat bed and extrude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 style:data-style-name="N2" text:time-value="0000-00-00T11:10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4-02-21T21:19:12</dc:date>
    <meta:editing-duration>P22DT10H34M52S</meta:editing-duration>
    <meta:editing-cycles>25</meta:editing-cycles>
    <meta:generator>LibreOffice/3.6$Linux_x86 LibreOffice_project/360m1$Build-2</meta:generator>
    <meta:document-statistic meta:table-count="1" meta:cell-count="165" meta:object-count="0"/>
  </office:meta>
</office:document-meta>
</file>